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875in" table:align="left"/>
    </style:style>
    <style:style style:name="Table1.A" style:family="table-column">
      <style:table-column-properties style:column-width="1.3125in"/>
    </style:style>
    <style:style style:name="Table1.C" style:family="table-column">
      <style:table-column-properties style:column-width="1.4375in"/>
    </style:style>
    <style:style style:name="Table1.A1" style:family="table-cell">
      <style:table-cell-properties style:vertical-align="middle" fo:padding="0.0194in" fo:border="none"/>
    </style:style>
    <style:style style:name="Table2" style:family="table">
      <style:table-properties style:width="6.6979in" fo:margin-left="0in" table:align="left"/>
    </style:style>
    <style:style style:name="Table2.A" style:family="table-column">
      <style:table-column-properties style:column-width="1.3125in"/>
    </style:style>
    <style:style style:name="Table2.C" style:family="table-column">
      <style:table-column-properties style:column-width="1.4375in"/>
    </style:style>
    <style:style style:name="Table2.E" style:family="table-column">
      <style:table-column-properties style:column-width="1.3229in"/>
    </style:style>
    <style:style style:name="Table2.A1" style:family="table-cell">
      <style:table-cell-properties style:vertical-align="middle" fo:padding="0.0194in" fo:border="none"/>
    </style:style>
    <style:style style:name="Table3" style:family="table">
      <style:table-properties style:width="6.6979in" fo:margin-left="0in" table:align="left"/>
    </style:style>
    <style:style style:name="Table3.A" style:family="table-column">
      <style:table-column-properties style:column-width="1.3125in"/>
    </style:style>
    <style:style style:name="Table3.B" style:family="table-column">
      <style:table-column-properties style:column-width="1.3194in"/>
    </style:style>
    <style:style style:name="Table3.C" style:family="table-column">
      <style:table-column-properties style:column-width="1.4306in"/>
    </style:style>
    <style:style style:name="Table3.E" style:family="table-column">
      <style:table-column-properties style:column-width="1.3229in"/>
    </style:style>
    <style:style style:name="Table3.A1" style:family="table-cell">
      <style:table-cell-properties style:vertical-align="middle" fo:padding="0.0194in" fo:border="none"/>
    </style:style>
    <style:style style:name="Table4" style:family="table">
      <style:table-properties style:width="6.6979in" fo:margin-left="0in" table:align="left"/>
    </style:style>
    <style:style style:name="Table4.A" style:family="table-column">
      <style:table-column-properties style:column-width="1.3125in"/>
    </style:style>
    <style:style style:name="Table4.B" style:family="table-column">
      <style:table-column-properties style:column-width="1.2813in"/>
    </style:style>
    <style:style style:name="Table4.C" style:family="table-column">
      <style:table-column-properties style:column-width="1.4688in"/>
    </style:style>
    <style:style style:name="Table4.E" style:family="table-column">
      <style:table-column-properties style:column-width="1.3229in"/>
    </style:style>
    <style:style style:name="Table4.A1" style:family="table-cell">
      <style:table-cell-properties style:vertical-align="middle" fo:padding="0.0194in" fo:border="none"/>
    </style:style>
    <style:style style:name="Table5" style:family="table">
      <style:table-properties style:width="6.6979in" fo:margin-left="0in" table:align="left"/>
    </style:style>
    <style:style style:name="Table5.A" style:family="table-column">
      <style:table-column-properties style:column-width="1.2917in"/>
    </style:style>
    <style:style style:name="Table5.B" style:family="table-column">
      <style:table-column-properties style:column-width="1.3021in"/>
    </style:style>
    <style:style style:name="Table5.C" style:family="table-column">
      <style:table-column-properties style:column-width="1.4688in"/>
    </style:style>
    <style:style style:name="Table5.D" style:family="table-column">
      <style:table-column-properties style:column-width="1.3125in"/>
    </style:style>
    <style:style style:name="Table5.E" style:family="table-column">
      <style:table-column-properties style:column-width="1.3229in"/>
    </style:style>
    <style:style style:name="Table5.A1" style:family="table-cell">
      <style:table-cell-properties style:vertical-align="middle" fo:padding="0.0194in" fo:border="none"/>
    </style:style>
    <style:style style:name="Table6" style:family="table">
      <style:table-properties style:width="6.6979in" fo:margin-left="0in" table:align="left"/>
    </style:style>
    <style:style style:name="Table6.A" style:family="table-column">
      <style:table-column-properties style:column-width="1.3125in"/>
    </style:style>
    <style:style style:name="Table6.C" style:family="table-column">
      <style:table-column-properties style:column-width="1.4375in"/>
    </style:style>
    <style:style style:name="Table6.E" style:family="table-column">
      <style:table-column-properties style:column-width="1.3229in"/>
    </style:style>
    <style:style style:name="Table6.A1" style:family="table-cell">
      <style:table-cell-properties style:vertical-align="middle" fo:padding="0.0194in" fo:border="none"/>
    </style:style>
    <style:style style:name="Table7" style:family="table">
      <style:table-properties style:width="6.6979in" fo:margin-left="0in" table:align="left"/>
    </style:style>
    <style:style style:name="Table7.A" style:family="table-column">
      <style:table-column-properties style:column-width="1.3125in"/>
    </style:style>
    <style:style style:name="Table7.C" style:family="table-column">
      <style:table-column-properties style:column-width="1.4375in"/>
    </style:style>
    <style:style style:name="Table7.D" style:family="table-column">
      <style:table-column-properties style:column-width="1.3104in"/>
    </style:style>
    <style:style style:name="Table7.E" style:family="table-column">
      <style:table-column-properties style:column-width="1.325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1.475in"/>
    </style:style>
    <style:style style:name="Table8.B" style:family="table-column">
      <style:table-column-properties style:column-width="2.0875in"/>
    </style:style>
    <style:style style:name="Table8.C" style:family="table-column">
      <style:table-column-properties style:column-width="3.1306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1.4in"/>
    </style:style>
    <style:style style:name="Table9.B" style:family="table-column">
      <style:table-column-properties style:column-width="2.6306in"/>
    </style:style>
    <style:style style:name="Table9.C" style:family="table-column">
      <style:table-column-properties style:column-width="2.6625in"/>
    </style:style>
    <style:style style:name="Table9.A1" style:family="table-cell">
      <style:table-cell-properties style:vertical-align="middle" fo:padding="0.0194in" fo:border="none"/>
    </style:style>
    <style:style style:name="P1" style:family="paragraph" style:parent-style-name="Heading_20_3">
      <style:paragraph-properties fo:text-align="start" style:justify-single-word="false"/>
      <style:text-properties officeooo:paragraph-rsid="00045a77"/>
    </style:style>
    <style:style style:name="P2" style:family="paragraph" style:parent-style-name="Heading_20_3">
      <style:text-properties officeooo:paragraph-rsid="000c2717"/>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text-properties officeooo:paragraph-rsid="000c2717"/>
    </style:style>
    <style:style style:name="P5" style:family="paragraph" style:parent-style-name="Preformatted_20_Text">
      <style:paragraph-properties fo:margin-top="0in" fo:margin-bottom="0.1965in" style:contextual-spacing="false"/>
      <style:text-properties officeooo:paragraph-rsid="000cdc89"/>
    </style:style>
    <style:style style:name="P6" style:family="paragraph" style:parent-style-name="Quotations">
      <style:text-properties officeooo:paragraph-rsid="000cdc89"/>
    </style:style>
    <style:style style:name="P7" style:family="paragraph" style:parent-style-name="Standard">
      <style:paragraph-properties fo:text-align="start" style:justify-single-word="false"/>
      <style:text-properties officeooo:rsid="00024ac5" officeooo:paragraph-rsid="00024ac5"/>
    </style:style>
    <style:style style:name="P8" style:family="paragraph" style:parent-style-name="Standard">
      <style:paragraph-properties fo:text-align="center" style:justify-single-word="false"/>
      <style:text-properties fo:font-size="16pt" officeooo:rsid="00024ac5" officeooo:paragraph-rsid="00024ac5" style:font-size-asian="16pt" style:font-size-complex="16pt"/>
    </style:style>
    <style:style style:name="P9" style:family="paragraph" style:parent-style-name="Standard">
      <style:paragraph-properties fo:text-align="start" style:justify-single-word="false"/>
      <style:text-properties fo:font-size="16pt" officeooo:rsid="00024ac5" officeooo:paragraph-rsid="00024ac5" style:font-size-asian="16pt" style:font-size-complex="16pt"/>
    </style:style>
    <style:style style:name="P10" style:family="paragraph" style:parent-style-name="Standard">
      <style:paragraph-properties fo:text-align="start" style:justify-single-word="false"/>
      <style:text-properties fo:font-size="16pt" officeooo:rsid="000fa7a8" officeooo:paragraph-rsid="000fa7a8" style:font-size-asian="16pt" style:font-size-complex="16pt"/>
    </style:style>
    <style:style style:name="P11" style:family="paragraph" style:parent-style-name="Standard">
      <style:paragraph-properties fo:text-align="start" style:justify-single-word="false"/>
      <style:text-properties fo:font-size="16pt" officeooo:rsid="00024ac5" officeooo:paragraph-rsid="00024ac5" style:font-size-asian="14pt" style:font-size-complex="16pt"/>
    </style:style>
    <style:style style:name="P12" style:family="paragraph" style:parent-style-name="Standard">
      <style:paragraph-properties fo:text-align="start" style:justify-single-word="false"/>
      <style:text-properties fo:font-size="16pt" officeooo:paragraph-rsid="00045a77" style:font-size-asian="14pt" style:font-size-complex="16pt"/>
    </style:style>
    <style:style style:name="P13" style:family="paragraph" style:parent-style-name="Standard">
      <style:paragraph-properties fo:text-align="start" style:justify-single-word="false"/>
      <style:text-properties fo:font-size="16pt" officeooo:paragraph-rsid="00081333" style:font-size-asian="14pt" style:font-size-complex="16pt"/>
    </style:style>
    <style:style style:name="P14" style:family="paragraph" style:parent-style-name="Standard">
      <style:paragraph-properties fo:text-align="start" style:justify-single-word="false"/>
      <style:text-properties fo:font-size="16pt" officeooo:rsid="00072274" officeooo:paragraph-rsid="00072274" style:font-size-asian="14pt" style:font-size-complex="16pt"/>
    </style:style>
    <style:style style:name="P15" style:family="paragraph" style:parent-style-name="Standard">
      <style:paragraph-properties fo:text-align="start" style:justify-single-word="false"/>
      <style:text-properties fo:font-size="16pt" officeooo:rsid="00085190" officeooo:paragraph-rsid="00081333" style:font-size-asian="14pt" style:font-size-complex="16pt"/>
    </style:style>
    <style:style style:name="P16" style:family="paragraph" style:parent-style-name="Standard">
      <style:paragraph-properties fo:text-align="start" style:justify-single-word="false"/>
      <style:text-properties fo:font-size="16pt" officeooo:rsid="00085190" officeooo:paragraph-rsid="00085190" style:font-size-asian="14pt" style:font-size-complex="16pt"/>
    </style:style>
    <style:style style:name="P17" style:family="paragraph" style:parent-style-name="Standard">
      <style:paragraph-properties fo:text-align="start" style:justify-single-word="false"/>
      <style:text-properties officeooo:paragraph-rsid="00024ac5"/>
    </style:style>
    <style:style style:name="P18" style:family="paragraph" style:parent-style-name="Standard">
      <style:paragraph-properties fo:text-align="start" style:justify-single-word="false"/>
      <style:text-properties officeooo:paragraph-rsid="000407ee"/>
    </style:style>
    <style:style style:name="P19" style:family="paragraph" style:parent-style-name="Standard">
      <style:paragraph-properties fo:text-align="start" style:justify-single-word="false"/>
      <style:text-properties officeooo:paragraph-rsid="00045a77"/>
    </style:style>
    <style:style style:name="P20" style:family="paragraph" style:parent-style-name="Standard">
      <style:paragraph-properties fo:text-align="start" style:justify-single-word="false"/>
      <style:text-properties officeooo:paragraph-rsid="000574eb"/>
    </style:style>
    <style:style style:name="P21" style:family="paragraph" style:parent-style-name="Standard">
      <style:paragraph-properties fo:text-align="start" style:justify-single-word="false"/>
      <style:text-properties officeooo:paragraph-rsid="00081333"/>
    </style:style>
    <style:style style:name="P22" style:family="paragraph" style:parent-style-name="Standard">
      <style:paragraph-properties fo:text-align="start" style:justify-single-word="false"/>
      <style:text-properties officeooo:paragraph-rsid="00085190"/>
    </style:style>
    <style:style style:name="P23" style:family="paragraph" style:parent-style-name="Standard">
      <style:paragraph-properties fo:text-align="start" style:justify-single-word="false"/>
      <style:text-properties officeooo:paragraph-rsid="000cdc89"/>
    </style:style>
    <style:style style:name="P24" style:family="paragraph" style:parent-style-name="Standard">
      <style:paragraph-properties fo:text-align="start" style:justify-single-word="false"/>
      <style:text-properties fo:font-size="12pt" officeooo:rsid="00072274" officeooo:paragraph-rsid="00072274" style:font-size-asian="10.5pt" style:font-size-complex="12pt"/>
    </style:style>
    <style:style style:name="P25" style:family="paragraph" style:parent-style-name="Standard">
      <style:paragraph-properties fo:text-align="start" style:justify-single-word="false"/>
      <style:text-properties fo:font-size="12pt" officeooo:rsid="00081333" officeooo:paragraph-rsid="00081333" style:font-size-asian="10.5pt" style:font-size-complex="12pt"/>
    </style:style>
    <style:style style:name="P26" style:family="paragraph" style:parent-style-name="Standard">
      <style:paragraph-properties fo:text-align="start" style:justify-single-word="false"/>
      <style:text-properties fo:font-size="12pt" officeooo:rsid="00085190" officeooo:paragraph-rsid="00085190" style:font-size-asian="10.5pt" style:font-size-complex="12pt"/>
    </style:style>
    <style:style style:name="P27" style:family="paragraph" style:parent-style-name="Standard">
      <style:paragraph-properties fo:text-align="start" style:justify-single-word="false"/>
      <style:text-properties officeooo:rsid="00099ce8" officeooo:paragraph-rsid="00099ce8"/>
    </style:style>
    <style:style style:name="P28" style:family="paragraph" style:parent-style-name="Standard">
      <style:paragraph-properties fo:text-align="start" style:justify-single-word="false">
        <style:tab-stops>
          <style:tab-stop style:position="4.4063in"/>
        </style:tab-stops>
      </style:paragraph-properties>
      <style:text-properties officeooo:rsid="00099ce8" officeooo:paragraph-rsid="00099ce8"/>
    </style:style>
    <style:style style:name="P29" style:family="paragraph" style:parent-style-name="Text_20_body">
      <style:paragraph-properties fo:text-align="start" style:justify-single-word="false"/>
      <style:text-properties officeooo:paragraph-rsid="00044516"/>
    </style:style>
    <style:style style:name="P30" style:family="paragraph" style:parent-style-name="Text_20_body">
      <style:paragraph-properties fo:text-align="start" style:justify-single-word="false"/>
      <style:text-properties officeooo:paragraph-rsid="000c2717"/>
    </style:style>
    <style:style style:name="P31" style:family="paragraph" style:parent-style-name="Text_20_body">
      <style:paragraph-properties fo:text-align="start" style:justify-single-word="false"/>
      <style:text-properties fo:font-size="16pt" officeooo:paragraph-rsid="00044516" style:font-size-asian="14pt" style:font-size-complex="16pt"/>
    </style:style>
    <style:style style:name="P32" style:family="paragraph" style:parent-style-name="Text_20_body">
      <style:paragraph-properties fo:text-align="start" style:justify-single-word="false"/>
      <style:text-properties fo:font-size="12pt" officeooo:rsid="00044516" officeooo:paragraph-rsid="00044516" style:font-size-asian="10.5pt" style:font-size-complex="12pt"/>
    </style:style>
    <style:style style:name="P33" style:family="paragraph" style:parent-style-name="Text_20_body">
      <style:paragraph-properties fo:text-align="start" style:justify-single-word="false"/>
      <style:text-properties fo:font-size="12pt" officeooo:rsid="000574eb" officeooo:paragraph-rsid="000574eb" style:font-size-asian="10.5pt" style:font-size-complex="12pt"/>
    </style:style>
    <style:style style:name="P34" style:family="paragraph" style:parent-style-name="Text_20_body">
      <style:paragraph-properties fo:text-align="start" style:justify-single-word="false"/>
      <style:text-properties fo:font-size="12pt" officeooo:rsid="000574eb" officeooo:paragraph-rsid="000f3d5e" style:font-size-asian="10.5pt" style:font-size-complex="12pt"/>
    </style:style>
    <style:style style:name="P35" style:family="paragraph" style:parent-style-name="Text_20_body">
      <style:paragraph-properties fo:text-align="start" style:justify-single-word="false"/>
      <style:text-properties fo:font-size="12pt" officeooo:rsid="00081333" officeooo:paragraph-rsid="00081333" style:font-size-asian="10.5pt" style:font-size-complex="12pt"/>
    </style:style>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officeooo:paragraph-rsid="00072274"/>
    </style:style>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6">
      <style:text-properties officeooo:paragraph-rsid="000c2717"/>
    </style:style>
    <style:style style:name="P71" style:family="paragraph" style:parent-style-name="Text_20_body">
      <style:text-properties officeooo:paragraph-rsid="000c2717"/>
    </style:style>
    <style:style style:name="P72" style:family="paragraph" style:parent-style-name="Text_20_body">
      <style:paragraph-properties fo:text-align="start" style:justify-single-word="false"/>
      <style:text-properties officeooo:rsid="00085190" officeooo:paragraph-rsid="00085190"/>
    </style:style>
    <style:style style:name="P73" style:family="paragraph" style:parent-style-name="Text_20_body">
      <style:paragraph-properties fo:text-align="start" style:justify-single-word="false"/>
      <style:text-properties officeooo:rsid="000c2717" officeooo:paragraph-rsid="000c2717"/>
    </style:style>
    <style:style style:name="T1" style:family="text">
      <style:text-properties officeooo:rsid="00024ac5"/>
    </style:style>
    <style:style style:name="T2" style:family="text">
      <style:text-properties fo:font-size="16pt" officeooo:rsid="00024ac5" style:font-size-asian="16pt" style:font-size-complex="16pt"/>
    </style:style>
    <style:style style:name="T3" style:family="text">
      <style:text-properties fo:font-size="12pt" style:font-size-asian="10.5pt" style:font-size-complex="12pt"/>
    </style:style>
    <style:style style:name="T4" style:family="text">
      <style:text-properties fo:font-size="12pt" officeooo:rsid="00045a77" style:font-size-asian="10.5pt" style:font-size-complex="12pt"/>
    </style:style>
    <style:style style:name="T5" style:family="text">
      <style:text-properties fo:font-size="12pt" officeooo:rsid="000574eb" style:font-size-asian="10.5pt" style:font-size-complex="12pt"/>
    </style:style>
    <style:style style:name="T6" style:family="text">
      <style:text-properties fo:font-size="12pt" officeooo:rsid="00081333" style:font-size-asian="10.5pt" style:font-size-complex="12pt"/>
    </style:style>
    <style:style style:name="T7" style:family="text">
      <style:text-properties fo:font-size="12pt" officeooo:rsid="00085190" style:font-size-asian="10.5pt" style:font-size-complex="12pt"/>
    </style:style>
    <style:style style:name="T8" style:family="text">
      <style:text-properties fo:font-size="12pt" officeooo:rsid="000c2717" style:font-size-asian="10.5pt" style:font-size-complex="12pt"/>
    </style:style>
    <style:style style:name="T9" style:family="text">
      <style:text-properties fo:font-size="12pt" officeooo:rsid="000f3d5e" style:font-size-asian="10.5pt" style:font-size-complex="12pt"/>
    </style:style>
    <style:style style:name="T10" style:family="text">
      <style:text-properties fo:font-size="12pt" fo:font-weight="normal" officeooo:rsid="00024ac5" style:font-size-asian="10.5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044516" style:font-weight-asian="normal" style:font-weight-complex="normal"/>
    </style:style>
    <style:style style:name="T13" style:family="text">
      <style:text-properties fo:font-weight="normal" officeooo:rsid="00072274" style:font-weight-asian="normal" style:font-weight-complex="normal"/>
    </style:style>
    <style:style style:name="T14" style:family="text">
      <style:text-properties fo:font-weight="normal" officeooo:rsid="000b3f10" style:font-weight-asian="normal" style:font-weight-complex="normal"/>
    </style:style>
    <style:style style:name="T15" style:family="text">
      <style:text-properties fo:font-weight="normal" officeooo:rsid="000c2717" style:font-weight-asian="normal" style:font-weight-complex="normal"/>
    </style:style>
    <style:style style:name="T16" style:family="text">
      <style:text-properties fo:font-weight="normal" officeooo:rsid="000cdc89" style:font-weight-asian="normal" style:font-weight-complex="normal"/>
    </style:style>
    <style:style style:name="T17" style:family="text">
      <style:text-properties fo:font-weight="normal" officeooo:rsid="000fa7a8" style:font-weight-asian="normal" style:font-weight-complex="normal"/>
    </style:style>
    <style:style style:name="T18" style:family="text">
      <style:text-properties officeooo:rsid="000407ee"/>
    </style:style>
    <style:style style:name="T19" style:family="text">
      <style:text-properties officeooo:rsid="00044516"/>
    </style:style>
    <style:style style:name="T20" style:family="text">
      <style:text-properties officeooo:rsid="00072274"/>
    </style:style>
    <style:style style:name="T21" style:family="text">
      <style:text-properties officeooo:rsid="00099ce8"/>
    </style:style>
    <style:style style:name="T22" style:family="text">
      <style:text-properties officeooo:rsid="000b3f10"/>
    </style:style>
    <style:style style:name="T23" style:family="text">
      <style:text-properties officeooo:rsid="000c2717"/>
    </style:style>
    <style:style style:name="T24" style:family="text">
      <style:text-properties fo:font-size="10.5pt" style:font-size-asian="9.14999961853027pt" style:font-size-complex="10.5pt"/>
    </style:style>
    <style:style style:name="T25" style:family="text">
      <style:text-properties fo:font-size="10.5pt" officeooo:rsid="000c2717" style:font-size-asian="9.14999961853027pt" style:font-size-complex="10.5pt"/>
    </style:style>
    <style:style style:name="T26" style:family="text">
      <style:text-properties fo:font-size="10pt" officeooo:rsid="000c2717" style:font-size-asian="8.75pt" style:font-size-complex="10pt"/>
    </style:style>
    <style:style style:name="T27" style:family="text">
      <style:text-properties fo:font-size="11pt" style:font-size-asian="9.60000038146973pt" style:font-size-complex="11pt"/>
    </style:style>
    <style:style style:name="T28" style:family="text">
      <style:text-properties fo:font-size="13pt" officeooo:rsid="000c2717" style:font-size-asian="13pt" style:font-size-complex="13pt"/>
    </style:style>
    <style:style style:name="T29" style:family="text">
      <style:text-properties officeooo:rsid="000cdc89"/>
    </style:style>
    <style:style style:name="T30" style:family="text">
      <style:text-properties officeooo:rsid="000ed147"/>
    </style:style>
    <style:style style:name="T31" style:family="text">
      <style:text-properties officeooo:rsid="000f3d5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INUX PROGRAMMING ASSIGNMENT</text:p>
      <text:p text:style-name="P10">name: skandashree s phaneesh</text:p>
      <text:p text:style-name="P10">usn: eng24cy0193</text:p>
      <text:p text:style-name="P10">roll no. : 64</text:p>
      <text:p text:style-name="P8"/>
      <text:p text:style-name="P8"/>
      <text:p text:style-name="P9">1. What is Linux Operating System (OS)? List three pros and cons of it.</text:p>
      <text:p text:style-name="P17"><text:span text:style-name="T2">Ans:</text:span><text:span text:style-name="Strong_20_Emphasis"><text:span text:style-name="T2"> L</text:span></text:span><text:span text:style-name="Strong_20_Emphasis"><text:span text:style-name="T10">inux </text:span></text:span>is an open-source, Unix-like operating system based on the Linux kernel. Linux provides a stable, secure, and flexible environment, often favored by developers and system administrators.</text:p>
      <text:p text:style-name="P17"><text:span text:style-name="T1">Pros :</text:span></text:p>
      <text:p text:style-name="P17"><text:span text:style-name="T1">pen source and free</text:span><text:span text:style-name="Strong_20_Emphasis">: </text:span>Linux is free to use and its source code is open, allowing users to modify and distribute it.</text:p>
      <text:p text:style-name="P17"><text:span text:style-name="T1">Security: </text:span>Linux is generally more secure than many other operating systems, with strong user permissions, regular updates, and a smaller target for malware.</text:p>
      <text:p text:style-name="P17"><text:span text:style-name="T1">Stability and Performance: </text:span>Linux is known for its long uptimes, efficient resource usage, and reliability, especially on servers.</text:p>
      <text:p text:style-name="P7">Cons :</text:p>
      <text:p text:style-name="P18"><text:span text:style-name="T18">Software Compatibility: </text:span>Some popular commercial software (like Adobe Creative Suite or some Microsoft apps) may not be available or run natively on Linux.</text:p>
      <text:p text:style-name="P29"><text:span text:style-name="Strong_20_Emphasis"><text:span text:style-name="T12">Steep Learning Curve: </text:span></text:span>Beginners may find Linux difficult to learn, especially when using the command line or configuring system settings.</text:p>
      <text:p text:style-name="P29"><text:span text:style-name="T19">Hardware Compatibility: </text:span>Certain hardware components (especially newer or very specific ones) may lack proper Linux drivers or support.</text:p>
      <text:p text:style-name="P31">2. Differentiate between Linux, Mac, Android, and Windows OS with at least six unique features.</text:p>
      <text:p text:style-name="P32">Ans: </text:p>
      <text:p text:style-name="P32"/>
      <table:table table:name="Table1" table:style-name="Table1">
        <table:table-column table:style-name="Table1.A" table:number-columns-repeated="2"/>
        <table:table-column table:style-name="Table1.C"/>
        <table:table-column table:style-name="Table1.A" table:number-columns-repeated="2"/>
        <table:table-header-rows>
          <table:table-row>
            <table:table-cell table:style-name="Table1.A1" office:value-type="string">
              <text:p text:style-name="Table_20_Heading"><text:span text:style-name="Strong_20_Emphasis">Feature</text:span></text:p>
            </table:table-cell>
            <table:table-cell table:style-name="Table1.A1" office:value-type="string">
              <text:p text:style-name="Table_20_Heading"><text:span text:style-name="Strong_20_Emphasis">Linux</text:span></text:p>
            </table:table-cell>
            <table:table-cell table:style-name="Table1.A1" office:value-type="string">
              <text:p text:style-name="Table_20_Heading"><text:span text:style-name="Strong_20_Emphasis">Mac (macOS)</text:span></text:p>
            </table:table-cell>
            <table:table-cell table:style-name="Table1.A1" office:value-type="string">
              <text:p text:style-name="Table_20_Heading"><text:span text:style-name="Strong_20_Emphasis">Android</text:span></text:p>
            </table:table-cell>
            <table:table-cell table:style-name="Table1.A1" office:value-type="string">
              <text:p text:style-name="Table_20_Heading"><text:span text:style-name="Strong_20_Emphasis">Windows</text:span></text:p>
            </table:table-cell>
          </table:table-row>
        </table:table-header-rows>
      </table:table>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Table_20_Contents"><text:span text:style-name="Strong_20_Emphasis">1. Developer / Ownership</text:span></text:p>
          </table:table-cell>
          <table:table-cell table:style-name="Table2.A1" office:value-type="string">
            <text:p text:style-name="Table_20_Contents">Community-driven, Linus Torvalds + open source</text:p>
          </table:table-cell>
          <table:table-cell table:style-name="Table2.A1" office:value-type="string">
            <text:p text:style-name="Table_20_Contents">Apple Inc.</text:p>
          </table:table-cell>
          <table:table-cell table:style-name="Table2.A1" office:value-type="string">
            <text:p text:style-name="Table_20_Contents">Google (based on Linux kernel)</text:p>
          </table:table-cell>
          <table:table-cell table:style-name="Table2.A1" office:value-type="string">
            <text:p text:style-name="Table_20_Contents">Microsoft</text:p>
          </table:table-cell>
        </table:table-row>
      </table:table>
      <table:table table:name="Table3" table:style-name="Table3">
        <table:table-column table:style-name="Table3.A"/>
        <table:table-column table:style-name="Table3.B"/>
        <table:table-column table:style-name="Table3.C"/>
        <table:table-column table:style-name="Table3.A"/>
        <table:table-column table:style-name="Table3.E"/>
        <table:table-row>
          <table:table-cell table:style-name="Table3.A1" office:value-type="string">
            <text:p text:style-name="Table_20_Contents"><text:span text:style-name="Strong_20_Emphasis">2. User Interface</text:span></text:p>
          </table:table-cell>
          <table:table-cell table:style-name="Table3.A1" office:value-type="string">
            <text:p text:style-name="Table_20_Contents">Varies (GNOME, KDE, etc.); customizable</text:p>
          </table:table-cell>
          <table:table-cell table:style-name="Table3.A1" office:value-type="string">
            <text:p text:style-name="Table_20_Contents">Sleek, consistent Apple UI (Aqua)</text:p>
          </table:table-cell>
          <table:table-cell table:style-name="Table3.A1" office:value-type="string">
            <text:p text:style-name="Table_20_Contents">Touch-based; Material Design</text:p>
          </table:table-cell>
          <table:table-cell table:style-name="Table3.A1" office:value-type="string">
            <text:p text:style-name="Table_20_Contents">Graphical UI with Start Menu, Taskbar, etc.</text:p>
          </table:table-cell>
        </table:table-row>
      </table:table>
      <table:table table:name="Table4" table:style-name="Table4">
        <table:table-column table:style-name="Table4.A"/>
        <table:table-column table:style-name="Table4.B"/>
        <table:table-column table:style-name="Table4.C"/>
        <table:table-column table:style-name="Table4.A"/>
        <table:table-column table:style-name="Table4.E"/>
        <table:table-row>
          <table:table-cell table:style-name="Table4.A1" office:value-type="string">
            <text:p text:style-name="Table_20_Contents"><text:span text:style-name="Strong_20_Emphasis">3. Source Model</text:span></text:p>
          </table:table-cell>
          <table:table-cell table:style-name="Table4.A1" office:value-type="string">
            <text:p text:style-name="Table_20_Contents">Open-source</text:p>
          </table:table-cell>
          <table:table-cell table:style-name="Table4.A1" office:value-type="string">
            <text:p text:style-name="Table_20_Contents">Closed-source (partially open components)</text:p>
          </table:table-cell>
          <table:table-cell table:style-name="Table4.A1" office:value-type="string">
            <text:p text:style-name="Table_20_Contents">Open-source base (AOSP) + proprietary layers</text:p>
          </table:table-cell>
          <table:table-cell table:style-name="Table4.A1" office:value-type="string">
            <text:p text:style-name="Table_20_Contents">Mostly closed-source</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text:span text:style-name="Strong_20_Emphasis">4. Target Devices</text:span></text:p>
          </table:table-cell>
          <table:table-cell table:style-name="Table5.A1" office:value-type="string">
            <text:p text:style-name="Table_20_Contents">Servers, desktops, embedded systems</text:p>
          </table:table-cell>
          <table:table-cell table:style-name="Table5.A1" office:value-type="string">
            <text:p text:style-name="Table_20_Contents">Apple desktops and laptops only</text:p>
          </table:table-cell>
          <table:table-cell table:style-name="Table5.A1" office:value-type="string">
            <text:p text:style-name="Table_20_Contents">Smartphones, tablets, smart TVs</text:p>
          </table:table-cell>
          <table:table-cell table:style-name="Table5.A1" office:value-type="string">
            <text:p text:style-name="Table_20_Contents">PCs, laptops, tablets (via Windows 10/11)</text:p>
          </table:table-cell>
        </table:table-row>
      </table:table>
      <table:table table:name="Table6" table:style-name="Table6">
        <table:table-column table:style-name="Table6.A" table:number-columns-repeated="2"/>
        <table:table-column table:style-name="Table6.C"/>
        <table:table-column table:style-name="Table6.A"/>
        <table:table-column table:style-name="Table6.E"/>
        <table:table-row>
          <table:table-cell table:style-name="Table6.A1" office:value-type="string">
            <text:p text:style-name="Table_20_Contents"><text:span text:style-name="Strong_20_Emphasis">5. Software Availability</text:span></text:p>
          </table:table-cell>
          <table:table-cell table:style-name="Table6.A1" office:value-type="string">
            <text:p text:style-name="Table_20_Contents">Limited commercial <text:soft-page-break/>software, strong CLI tools</text:p>
          </table:table-cell>
          <table:table-cell table:style-name="Table6.A1" office:value-type="string">
            <text:p text:style-name="Table_20_Contents">High-quality Apple ecosystem apps</text:p>
          </table:table-cell>
          <table:table-cell table:style-name="Table6.A1" office:value-type="string">
            <text:p text:style-name="Table_20_Contents">App-based (Google Play <text:soft-page-break/>Store)</text:p>
          </table:table-cell>
          <table:table-cell table:style-name="Table6.A1" office:value-type="string">
            <text:p text:style-name="Table_20_Contents">Broad compatibility with <text:soft-page-break/>commercial software</text:p>
          </table:table-cell>
        </table:table-row>
      </table:table>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Table_20_Contents"><text:span text:style-name="Strong_20_Emphasis">6. Customizability</text:span></text:p>
          </table:table-cell>
          <table:table-cell table:style-name="Table7.A1" office:value-type="string">
            <text:p text:style-name="Table_20_Contents">Highly customizable (themes, kernels, etc.)</text:p>
          </table:table-cell>
          <table:table-cell table:style-name="Table7.A1" office:value-type="string">
            <text:p text:style-name="Table_20_Contents">Very limited; Apple controls most settings</text:p>
          </table:table-cell>
          <table:table-cell table:style-name="Table7.A1" office:value-type="string">
            <text:p text:style-name="Table_20_Contents">Moderate via launchers, ROMs (for advanced users)</text:p>
          </table:table-cell>
          <table:table-cell table:style-name="Table7.A1" office:value-type="string">
            <text:p text:style-name="Table_20_Contents">Limited; constrained by Microsoft policies</text:p>
          </table:table-cell>
        </table:table-row>
      </table:table>
      <text:p text:style-name="P32"/>
      <text:p text:style-name="P11">3. Why is Linux preferred for Mainframe Servers for legacy application? Give three out-of-the-box technical reasons.</text:p>
      <text:p text:style-name="P19"><text:span text:style-name="T4">Ans: Linux is often preferred for mainframe servers running legacy applications due to a combination of factors that optimize performance, cost-efficiency, and flexibility. Here are </text:span><text:span text:style-name="T9">the three-out-of-box reasons</text:span><text:span text:style-name="T4"> why Linux is chosen for this role:</text:span></text:p>
      <text:p text:style-name="P19"><text:span text:style-name="Strong_20_Emphasis"><text:span text:style-name="T4"><text:s text:c="5"/></text:span></text:span><text:span text:style-name="Strong_20_Emphasis"><text:span text:style-name="T9">Cost effectiveness and license flexibility:</text:span></text:span></text:p>
      <text:list text:style-name="L9">
        <text:list-item>
          <text:p text:style-name="P36"><text:span text:style-name="Strong_20_Emphasis">Linux is open-source</text:span>, meaning it’s free to use and doesn't require expensive licensing fees. Traditional proprietary mainframe operating systems (like IBM's z/OS) often come with high licensing costs and strict vendor dependencies. By running Linux on mainframe hardware, organizations can dramatically reduce operational costs while benefiting from the reliability of mainframe systems.</text:p>
        </text:list-item>
        <text:list-item>
          <text:p text:style-name="P36">Additionally, Linux can be customized and scaled according to the specific needs of the application without the need to worry about vendor lock-in or costly licensing upgrades, making it a financially attractive choice for businesses with legacy workloads.</text:p>
        </text:list-item>
      </text:list>
      <text:h text:style-name="P1" text:outline-level="3"><text:span text:style-name="Strong_20_Emphasis"><text:span text:style-name="T9"><text:s text:c="6"/>C</text:span></text:span><text:span text:style-name="Strong_20_Emphasis"><text:span text:style-name="T4">ompatibility with Modern Development Tools and Environments:</text:span></text:span></text:h>
      <text:list text:style-name="L10">
        <text:list-item>
          <text:p text:style-name="P37"><text:span text:style-name="Strong_20_Emphasis">Linux supports modern development environments</text:span>, programming languages, and tools, making it easier to integrate legacy applications with new technologies. For example, you can leverage containerization (e.g., Docker) and microservices (e.g., Kubernetes) on Linux, which aren't as easily supported on older mainframe OSes.</text:p>
        </text:list-item>
        <text:list-item>
          <text:p text:style-name="P37">The ability to integrate with cloud environments (like hybrid cloud solutions) and developer-friendly ecosystems (such as DevOps tools) provides a clear advantage. Organizations can modernize their mainframe infrastructure while continuing to run legacy applications, helping bridge the gap between old and new technologies.</text:p>
        </text:list-item>
      </text:list>
      <text:h text:style-name="Heading_20_3" text:outline-level="3"><text:span text:style-name="Strong_20_Emphasis"><text:s text:c="6"/></text:span><text:span text:style-name="Strong_20_Emphasis"><text:span text:style-name="T31">Scalability and performance optimization:</text:span></text:span></text:h>
      <text:list text:style-name="L11">
        <text:list-item>
          <text:p text:style-name="P38"><text:span text:style-name="Strong_20_Emphasis">Linux on mainframes provides better scalability</text:span> compared to traditional proprietary mainframe systems. With Linux, businesses can utilize mainframe hardware (e.g., IBM zSeries) to run many virtual machines (VMs) and partition resources more effectively. This means legacy applications can scale more efficiently without requiring complete overhauls or migrations.</text:p>
        </text:list-item>
      </text:list>
      <text:p text:style-name="P19"><text:span text:style-name="T4">Linux also offers </text:span><text:span text:style-name="T9">HPC </text:span><text:span text:style-name="T4">capabilities and better resource utilization through modern process schedulers, memory management, and efficient use of multi-core processors. This ensures that legacy applications can run with optimized performance on the high-powered hardware typically found in mainframes.</text:span></text:p>
      <text:p text:style-name="P19"><text:span text:style-name="T4"/></text:p>
      <text:p text:style-name="P12"><text:soft-page-break/>4. Explain the structure of the Linux File System with proper diagram. Note: you can use the tree command to find it out. </text:p>
      <text:p text:style-name="P20"><text:span text:style-name="T5">Ans: </text:span>The LFS is a hierarchical structure where files are organized into directories and subdirectories, starting from a root directory (<text:span text:style-name="Source_20_Text">/</text:span>). Each file or directory is represented as a node in the tree, with a parent-child relationship between them.</text:p>
      <text:h text:style-name="Heading_20_3" text:outline-level="3">Basic Structure of the Linux File System</text:h>
      <text:p text:style-name="Text_20_body">Here’s a breakdown of the core components and directories found in a typical Linux file system:</text:p>
      <text:list text:style-name="L12">
        <text:list-header>
          <text:p text:style-name="P39"><text:span text:style-name="Strong_20_Emphasis">Root Directory (</text:span><text:span text:style-name="Strong_20_Emphasis"><text:span text:style-name="Source_20_Text">/</text:span></text:span><text:span text:style-name="Strong_20_Emphasis">)</text:span>:</text:p>
          <text:list>
            <text:list-item>
              <text:p text:style-name="P39">The root directory is the starting point of the file system and is denoted by a single <text:span text:style-name="Source_20_Text">/</text:span>. All other files and directories are located beneath this directory.</text:p>
            </text:list-item>
          </text:list>
          <text:p text:style-name="P39"><text:span text:style-name="Strong_20_Emphasis">/bin</text:span>:</text:p>
          <text:list text:continue-numbering="true">
            <text:list-item>
              <text:p text:style-name="P40">Contains essential system binaries (executables) required for system booting and recovery, such as <text:span text:style-name="Source_20_Text">ls</text:span>, <text:span text:style-name="Source_20_Text">cp</text:span>, <text:span text:style-name="Source_20_Text">mv</text:span>, <text:span text:style-name="Source_20_Text">cat</text:span>, etc.</text:p>
            </text:list-item>
            <text:list-item>
              <text:p text:style-name="P40"><text:span text:style-name="Strong_20_Emphasis">/boot</text:span>:</text:p>
            </text:list-item>
            <text:list-item>
              <text:p text:style-name="P39">Holds the bootloader files, including the Linux kernel and initial ramdisk image (<text:span text:style-name="Source_20_Text">initrd</text:span>), which are needed to boot the system.</text:p>
            </text:list-item>
          </text:list>
        </text:list-header>
      </text:list>
      <text:p text:style-name="P33"><text:span text:style-name="Strong_20_Emphasis"><text:span text:style-name="T20"><text:s text:c="12"/></text:span></text:span><text:span text:style-name="Strong_20_Emphasis"><text:span text:style-name="T13">/</text:span></text:span><text:span text:style-name="Strong_20_Emphasis">dev</text:span>:</text:p>
      <text:list text:style-name="L14">
        <text:list-item>
          <text:p text:style-name="P41">Contains device files that represent hardware devices such as hard drives, USBs, terminals, and more. For example, <text:span text:style-name="Source_20_Text">/dev/sda</text:span> refers to a primary hard drive.</text:p>
        </text:list-item>
      </text:list>
      <text:list text:style-name="L15">
        <text:list-item>
          <text:p text:style-name="P42"><text:span text:style-name="Strong_20_Emphasis">/etc</text:span>:</text:p>
        </text:list-item>
      </text:list>
      <text:list text:style-name="L16">
        <text:list-item>
          <text:p text:style-name="P43">Stores system configuration files, such as network settings, user data, service configurations, and other global settings (<text:span text:style-name="Source_20_Text">/etc/passwd</text:span>, <text:span text:style-name="Source_20_Text">/etc/fstab</text:span>).</text:p>
        </text:list-item>
      </text:list>
      <text:list text:style-name="L17">
        <text:list-item>
          <text:p text:style-name="P44"><text:span text:style-name="Strong_20_Emphasis">/home</text:span>:</text:p>
        </text:list-item>
      </text:list>
      <text:list text:style-name="L18">
        <text:list-item>
          <text:p text:style-name="P45">Contains user-specific files and directories. Each user typically has their own subdirectory under <text:span text:style-name="Source_20_Text">/home</text:span> (e.g., <text:span text:style-name="Source_20_Text">/home/user1/</text:span>, <text:span text:style-name="Source_20_Text">/home/user2/</text:span>).</text:p>
        </text:list-item>
      </text:list>
      <text:list text:style-name="L19">
        <text:list-item>
          <text:p text:style-name="P46"><text:span text:style-name="Strong_20_Emphasis">/lib</text:span>:</text:p>
        </text:list-item>
      </text:list>
      <text:list text:style-name="L20">
        <text:list-item>
          <text:p text:style-name="P47">Contains shared library files that are needed by system binaries and programs. Libraries are essential for running most programs.</text:p>
        </text:list-item>
      </text:list>
      <text:list text:style-name="L21">
        <text:list-item>
          <text:p text:style-name="P48"><text:span text:style-name="Strong_20_Emphasis">/media</text:span>:</text:p>
        </text:list-item>
      </text:list>
      <text:list text:style-name="L22">
        <text:list-item>
          <text:p text:style-name="P49">This directory is used to mount removable media such as CDs, DVDs, USB drives, or other external storage devices.</text:p>
        </text:list-item>
      </text:list>
      <text:p text:style-name="P33"><text:span text:style-name="Strong_20_Emphasis"><text:s text:c="12"/>/mnt</text:span>:</text:p>
      <text:list text:style-name="L24">
        <text:list-item>
          <text:p text:style-name="P50">A temporary mount point for manually mounting file systems or network drives (not used as much anymore with modern Linux systems).</text:p>
        </text:list-item>
      </text:list>
      <text:list text:style-name="L25">
        <text:list-item>
          <text:p text:style-name="P51"><text:span text:style-name="Strong_20_Emphasis">/opt</text:span>:</text:p>
        </text:list-item>
      </text:list>
      <text:list text:style-name="L26">
        <text:list-item>
          <text:p text:style-name="P52"><text:soft-page-break/>Used for optional or third-party software and packages, especially large applications that are not part of the core distribution.</text:p>
        </text:list-item>
      </text:list>
      <text:list text:style-name="L27">
        <text:list-item>
          <text:p text:style-name="P53"><text:span text:style-name="Strong_20_Emphasis">/proc</text:span>:</text:p>
        </text:list-item>
      </text:list>
      <text:list text:style-name="L28">
        <text:list-item>
          <text:p text:style-name="P54">A virtual file system that contains information about the system and processes. For example, <text:span text:style-name="Source_20_Text">/proc/cpuinfo</text:span> provides details about the CPU, while <text:span text:style-name="Source_20_Text">/proc/meminfo</text:span> provides memory statistics.</text:p>
        </text:list-item>
      </text:list>
      <text:list text:style-name="L29">
        <text:list-item>
          <text:p text:style-name="P55"><text:span text:style-name="Strong_20_Emphasis">/root</text:span>:</text:p>
        </text:list-item>
      </text:list>
      <text:list text:style-name="L30">
        <text:list-item>
          <text:p text:style-name="P56">The home directory for the system's superuser (root). It is distinct from <text:span text:style-name="Source_20_Text">/home</text:span> and is usually only accessible by the root user.</text:p>
        </text:list-item>
      </text:list>
      <text:list text:style-name="L31">
        <text:list-item>
          <text:p text:style-name="P57"><text:span text:style-name="Strong_20_Emphasis">/sbin</text:span>:</text:p>
        </text:list-item>
      </text:list>
      <text:list text:style-name="L32">
        <text:list-item>
          <text:p text:style-name="P58">Contains system binaries that are essential for system maintenance, especially for administrators. These binaries are typically only accessible to the root user (e.g., <text:span text:style-name="Source_20_Text">shutdown</text:span>, <text:span text:style-name="Source_20_Text">mount</text:span>, <text:span text:style-name="Source_20_Text">fsck</text:span>).</text:p>
        </text:list-item>
      </text:list>
      <text:p text:style-name="P34"><text:span text:style-name="Strong_20_Emphasis"><text:s text:c="10"/>/srv</text:span>:</text:p>
      <text:list text:style-name="L34">
        <text:list-item>
          <text:p text:style-name="P59">Contains data that is served by the system, like files for web servers, FTP servers, or other network services.</text:p>
        </text:list-item>
      </text:list>
      <text:list text:style-name="L35">
        <text:list-item>
          <text:p text:style-name="P60"><text:span text:style-name="Strong_20_Emphasis">/sys</text:span>:</text:p>
        </text:list-item>
      </text:list>
      <text:list text:style-name="L36">
        <text:list-item>
          <text:p text:style-name="P61">A virtual file system that exposes kernel parameters and information about running processes and devices. This directory provides an interface to the kernel for reading and writing device settings.</text:p>
        </text:list-item>
      </text:list>
      <text:list text:style-name="L37">
        <text:list-item>
          <text:p text:style-name="P62"><text:span text:style-name="Strong_20_Emphasis">/tmp</text:span>:</text:p>
        </text:list-item>
      </text:list>
      <text:list text:style-name="L38">
        <text:list-item>
          <text:p text:style-name="P63">Stores temporary files created by programs. These files are usually cleared upon system reboot.</text:p>
        </text:list-item>
      </text:list>
      <text:list text:style-name="L39">
        <text:list-item>
          <text:p text:style-name="P64"><text:span text:style-name="Strong_20_Emphasis">/usr</text:span>:</text:p>
        </text:list-item>
      </text:list>
      <text:list text:style-name="L40">
        <text:list-item>
          <text:p text:style-name="P65">Contains user programs and data. It is typically read-only and contains more software than <text:span text:style-name="Source_20_Text">/bin</text:span> and <text:span text:style-name="Source_20_Text">/sbin</text:span>. Key directories here are <text:span text:style-name="Source_20_Text">/usr/bin</text:span>, <text:span text:style-name="Source_20_Text">/usr/lib</text:span>, <text:span text:style-name="Source_20_Text">/usr/local</text:span>, etc.</text:p>
        </text:list-item>
      </text:list>
      <text:list text:style-name="L41">
        <text:list-item>
          <text:p text:style-name="P66"><text:span text:style-name="Strong_20_Emphasis">/var</text:span>:</text:p>
        </text:list-item>
      </text:list>
      <text:list text:style-name="L42">
        <text:list-item>
          <text:p text:style-name="P67">Contains variable data like log files (<text:span text:style-name="Source_20_Text">/var/log</text:span>), mail spools, and temporary files that change in size over time.</text:p>
        </text:list-item>
      </text:list>
      <text:p text:style-name="P24">Tree Command:</text:p>
      <text:p text:style-name="P24">/</text:p>
      <text:p text:style-name="P24">├── bin/ <text:s text:c="9"/># Essential binaries</text:p>
      <text:p text:style-name="P24">├── boot/ <text:s text:c="8"/># Bootloader files</text:p>
      <text:p text:style-name="P24">├── dev/ <text:s text:c="9"/># Device files</text:p>
      <text:p text:style-name="P24">├── etc/ <text:s text:c="9"/># System configuration files</text:p>
      <text:p text:style-name="P24">├── home/ <text:s text:c="8"/># User home directories</text:p>
      <text:p text:style-name="P24">│ <text:s text:c="2"/>├── user1/</text:p>
      <text:p text:style-name="P24">│ <text:s text:c="2"/>├── user2/</text:p>
      <text:p text:style-name="P24">│ <text:s text:c="2"/>└── ...</text:p>
      <text:p text:style-name="P24"><text:soft-page-break/>├── lib/ <text:s text:c="9"/># Shared libraries</text:p>
      <text:p text:style-name="P24">├── media/ <text:s text:c="7"/># Mount points for removable media</text:p>
      <text:p text:style-name="P24">├── mnt/ <text:s text:c="9"/># Temporary mount points</text:p>
      <text:p text:style-name="P24">├── opt/ <text:s text:c="9"/># Optional software packages</text:p>
      <text:p text:style-name="P24">├── proc/ <text:s text:c="8"/># Virtual file system for process and system info</text:p>
      <text:p text:style-name="P24">├── root/ <text:s text:c="8"/># Root user home directory</text:p>
      <text:p text:style-name="P24">├── sbin/ <text:s text:c="8"/># System binaries</text:p>
      <text:p text:style-name="P24">├── srv/ <text:s text:c="9"/># Data served by the system</text:p>
      <text:p text:style-name="P24">├── sys/ <text:s text:c="9"/># Virtual file system for kernel and system parameters</text:p>
      <text:p text:style-name="P24">├── tmp/ <text:s text:c="9"/># Temporary files</text:p>
      <text:p text:style-name="P24">├── usr/ <text:s text:c="9"/># User programs and data</text:p>
      <text:p text:style-name="P24">│ <text:s text:c="2"/>├── bin/ <text:s text:c="5"/># User binaries</text:p>
      <text:p text:style-name="P24">│ <text:s text:c="2"/>├── lib/ <text:s text:c="5"/># Libraries for user programs</text:p>
      <text:p text:style-name="P24">│ <text:s text:c="2"/>└── local/ <text:s text:c="3"/># Locally installed software</text:p>
      <text:p text:style-name="P24">└── var/ <text:s text:c="9"/># Variable data</text:p>
      <text:p text:style-name="P24"><text:s text:c="4"/>├── log/ <text:s text:c="5"/># Log files</text:p>
      <text:p text:style-name="P24"><text:s text:c="4"/>├── mail/ <text:s text:c="4"/># Mail spool</text:p>
      <text:p text:style-name="P24"><text:s text:c="4"/>└── spool/ <text:s text:c="3"/># Print spool</text:p>
      <text:p text:style-name="P24"/>
      <text:p text:style-name="P14">5. If Linux OS is open-source, how do companies like Red Hat still making money from it? Do a market study and answer properly.</text:p>
      <text:p text:style-name="P21"><text:span text:style-name="T6">Ans: </text:span><text:span text:style-name="T9">Red hat doesn’t sell Linux software itself; they sell services, support and enterprise-grade tools buit around Linux.</text:span> Their business model is based on <text:span text:style-name="T31">subcriptions, certified solutions, cloud infrastructure</text:span> and <text:span text:style-name="T30">pr</text:span><text:span text:style-name="T31">ofes</text:span><text:span text:style-name="T30">sional services</text:span>—not selling the Linux code.</text:p>
      <text:p text:style-name="P23"><text:span text:style-name="Strong_20_Emphasis"><text:s/></text:span><text:span text:style-name="Strong_20_Emphasis"><text:span text:style-name="T16">Conclusion:</text:span></text:span></text:p>
      <text:p text:style-name="Text_20_body">While <text:span text:style-name="T30">linux is open and </text:span>, Red Hat makes money by offering:</text:p>
      <text:list text:style-name="L43">
        <text:list-item>
          <text:p text:style-name="P68"><text:span text:style-name="Strong_20_Emphasis">Enterprise-grade Linux (RHEL)</text:span> with security, support, and certifications</text:p>
        </text:list-item>
        <text:list-item>
          <text:p text:style-name="P68"><text:span text:style-name="Strong_20_Emphasis">Cloud-native platforms</text:span> like OpenShift and OpenStack</text:p>
        </text:list-item>
        <text:list-item>
          <text:p text:style-name="P68"><text:span text:style-name="Strong_20_Emphasis">Training, consulting, and automation tools</text:span></text:p>
        </text:list-item>
        <text:list-item>
          <text:p text:style-name="P68"><text:span text:style-name="Strong_20_Emphasis">Long-term support and stability</text:span>, which are crucial for critical business environments</text:p>
        </text:list-item>
      </text:list>
      <text:p text:style-name="P6"><text:span text:style-name="Strong_20_Emphasis">Red Hat sells trust, reliability, and support — </text:span><text:span text:style-name="Strong_20_Emphasis"><text:span text:style-name="T17">not the software itself.</text:span></text:span></text:p>
      <text:p text:style-name="Quotations"><text:span text:style-name="Strong_20_Emphasis"/></text:p>
      <text:p text:style-name="P13">6. Write the command to display today’s date and time (i.e., current System time).</text:p>
      <text:p text:style-name="P25">Ans: </text:p>
      <text:p text:style-name="P35">To display today’s date and time (current system time) in Linux, use the following command:</text:p>
      <text:p text:style-name="P3"><text:span text:style-name="Source_20_Text">date</text:span></text:p>
      <text:p text:style-name="P5"><text:span text:style-name="Source_20_Text"><text:span text:style-name="T29">Example output:</text:span></text:span></text:p>
      <text:p text:style-name="P3"><text:span text:style-name="Source_20_Text">Mon Sep 22 14:45:10 IST 2025</text:span></text:p>
      <text:p text:style-name="Text_20_body">This command shows:</text:p>
      <text:list text:style-name="L44">
        <text:list-item>
          <text:p text:style-name="P69">Day of the week</text:p>
        </text:list-item>
        <text:list-item>
          <text:p text:style-name="P69"><text:soft-page-break/>Month</text:p>
        </text:list-item>
        <text:list-item>
          <text:p text:style-name="P69">Day of the month</text:p>
        </text:list-item>
        <text:list-item>
          <text:p text:style-name="P69">Time (HH:MM:SS)</text:p>
        </text:list-item>
        <text:list-item>
          <text:p text:style-name="P69">Time zone</text:p>
        </text:list-item>
        <text:list-item>
          <text:p text:style-name="P69">Year</text:p>
        </text:list-item>
      </text:list>
      <text:p text:style-name="Text_20_body">You can also format the output using options like:</text:p>
      <text:p text:style-name="P3"><text:span text:style-name="Source_20_Text">date "+%Y-%m-%d %H:%M:%S"</text:span></text:p>
      <text:p text:style-name="Text_20_body">This would give output like:</text:p>
      <text:p text:style-name="P3"><text:span text:style-name="Source_20_Text">2025-09-22 14:45:10</text:span></text:p>
      <text:p text:style-name="P15">7. Which command is used to check how long the system has been running?</text:p>
      <text:p text:style-name="P26">Ans:</text:p>
      <text:p text:style-name="P72"><text:span text:style-name="T3">To check how long the system has been running, you can use the </text:span><text:span text:style-name="T8">uptime </text:span><text:span text:style-name="T3">command in Linux.</text:span></text:p>
      <text:p text:style-name="P73"><text:span text:style-name="T3">Command:</text:span></text:p>
      <text:p text:style-name="P3"><text:span text:style-name="Source_20_Text">Uptime</text:span></text:p>
      <text:p text:style-name="P4"><text:span text:style-name="Source_20_Text"><text:span text:style-name="T8">Example output:</text:span></text:span></text:p>
      <text:p text:style-name="P3"><text:span text:style-name="Source_20_Text">14:45:10 up 10 days, <text:s/>3:42, <text:s/>2 users, <text:s/>load average: 0.04, 0.05, 0.01</text:span></text:p>
      <text:p text:style-name="P4"><text:span text:style-name="Source_20_Text"><text:span text:style-name="T28">Explanation of the output:</text:span></text:span></text:p>
      <text:h text:style-name="P2" text:outline-level="3"><text:span text:style-name="Strong_20_Emphasis"><text:s text:c="11"/></text:span><text:span text:style-name="Strong_20_Emphasis"><text:span text:style-name="T15">14:45:10:current system time</text:span></text:span></text:h>
      <text:list text:style-name="L46">
        <text:list-header>
          <text:p text:style-name="P70"><text:span text:style-name="T23">Upto 10 days</text:span>: The system has been running for <text:span text:style-name="T23">10 days, 3hours, 42 mins.</text:span></text:p>
          <text:p text:style-name="P70"><text:span text:style-name="T23">2 users</text:span>: The number of users currently logged in.</text:p>
          <text:p text:style-name="P70"><text:span text:style-name="T23">load average</text:span>: The system load over the last 1, 5, and 15 minutes.</text:p>
        </text:list-header>
      </text:list>
      <text:p text:style-name="Text_20_body">This command gives a quick overview of the system’s uptime, active users, and load average.</text:p>
      <text:p text:style-name="P16">8. What is the difference between shutdown -h now and halt?</text:p>
      <text:p text:style-name="P26">Ans:</text:p>
      <text:p text:style-name="P26"/>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text:span text:style-name="Strong_20_Emphasis">Feature</text:span></text:p>
            </table:table-cell>
            <table:table-cell table:style-name="Table8.A1" office:value-type="string">
              <text:p text:style-name="Table_20_Heading"><text:span text:style-name="Strong_20_Emphasis"><text:span text:style-name="Source_20_Text">shutdown -h now</text:span></text:span></text:p>
            </table:table-cell>
            <table:table-cell table:style-name="Table8.A1" office:value-type="string">
              <text:p text:style-name="Table_20_Heading"><text:span text:style-name="Strong_20_Emphasis"><text:span text:style-name="Source_20_Text">halt</text:span></text:span></text:p>
            </table:table-cell>
          </table:table-row>
        </table:table-header-rows>
        <table:table-row>
          <table:table-cell table:style-name="Table8.A1" office:value-type="string">
            <text:p text:style-name="Table_20_Contents"><text:span text:style-name="Strong_20_Emphasis">Graceful Shutdown</text:span></text:p>
          </table:table-cell>
          <table:table-cell table:style-name="Table8.A1" office:value-type="string">
            <text:p text:style-name="Table_20_Contents">Yes, sends termination signals to processes.</text:p>
          </table:table-cell>
          <table:table-cell table:style-name="Table8.A1" office:value-type="string">
            <text:p text:style-name="Table_20_Contents">No, it immediately stops the system.</text:p>
          </table:table-cell>
        </table:table-row>
        <table:table-row>
          <table:table-cell table:style-name="Table8.A1" office:value-type="string">
            <text:p text:style-name="Table_20_Contents"><text:span text:style-name="Strong_20_Emphasis">Unmounting File Systems</text:span></text:p>
          </table:table-cell>
          <table:table-cell table:style-name="Table8.A1" office:value-type="string">
            <text:p text:style-name="Table_20_Contents">Yes, ensures proper unmounting and syncing.</text:p>
          </table:table-cell>
          <table:table-cell table:style-name="Table8.A1" office:value-type="string">
            <text:p text:style-name="Table_20_Contents">No, may cause data loss if not properly handled.</text:p>
          </table:table-cell>
        </table:table-row>
        <table:table-row>
          <table:table-cell table:style-name="Table8.A1" office:value-type="string">
            <text:p text:style-name="Table_20_Contents"><text:span text:style-name="Strong_20_Emphasis">User Notifications</text:span></text:p>
          </table:table-cell>
          <table:table-cell table:style-name="Table8.A1" office:value-type="string">
            <text:p text:style-name="Table_20_Contents">Yes, notifies all logged-in users.</text:p>
          </table:table-cell>
          <table:table-cell table:style-name="Table8.A1" office:value-type="string">
            <text:p text:style-name="Table_20_Contents">No notifications, immediate stop.</text:p>
          </table:table-cell>
        </table:table-row>
        <table:table-row>
          <table:table-cell table:style-name="Table8.A1" office:value-type="string">
            <text:p text:style-name="Table_20_Contents"><text:span text:style-name="Strong_20_Emphasis">System Logging</text:span></text:p>
          </table:table-cell>
          <table:table-cell table:style-name="Table8.A1" office:value-type="string">
            <text:p text:style-name="Table_20_Contents">Yes, logs the shutdown event in system logs.</text:p>
          </table:table-cell>
          <table:table-cell table:style-name="Table8.A1" office:value-type="string">
            <text:p text:style-name="Table_20_Contents">No, no logging or notification.</text:p>
          </table:table-cell>
        </table:table-row>
        <text:soft-page-break/>
        <table:table-row>
          <table:table-cell table:style-name="Table8.A1" office:value-type="string">
            <text:p text:style-name="Table_20_Contents"><text:span text:style-name="Strong_20_Emphasis">Use Case</text:span></text:p>
          </table:table-cell>
          <table:table-cell table:style-name="Table8.A1" office:value-type="string">
            <text:p text:style-name="Table_20_Contents">Preferred for a clean and controlled shutdown.</text:p>
          </table:table-cell>
          <table:table-cell table:style-name="Table8.A1" office:value-type="string">
            <text:p text:style-name="Table_20_Contents">Can be used for emergency stops or when no clean shutdown is necessary.</text:p>
          </table:table-cell>
        </table:table-row>
      </table:table>
      <text:p text:style-name="P26"/>
      <text:p text:style-name="P16">9. Compare init 0 and shutdown -h. Which is safer? Why?</text:p>
      <text:p text:style-name="P26">Ans:</text:p>
      <text:p text:style-name="P26"/>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Feature</text:span></text:p>
            </table:table-cell>
            <table:table-cell table:style-name="Table9.A1" office:value-type="string">
              <text:p text:style-name="Table_20_Heading"><text:span text:style-name="Strong_20_Emphasis"><text:span text:style-name="Source_20_Text">init 0</text:span></text:span></text:p>
            </table:table-cell>
            <table:table-cell table:style-name="Table9.A1" office:value-type="string">
              <text:p text:style-name="Table_20_Heading"><text:span text:style-name="Strong_20_Emphasis"><text:span text:style-name="Source_20_Text">shutdown -h</text:span></text:span></text:p>
            </table:table-cell>
          </table:table-row>
        </table:table-header-rows>
        <table:table-row>
          <table:table-cell table:style-name="Table9.A1" office:value-type="string">
            <text:p text:style-name="Table_20_Contents"><text:span text:style-name="Strong_20_Emphasis">Graceful Shutdown</text:span></text:p>
          </table:table-cell>
          <table:table-cell table:style-name="Table9.A1" office:value-type="string">
            <text:p text:style-name="Table_20_Contents">Yes, it sends signals to terminate processes and unmounts file systems.</text:p>
          </table:table-cell>
          <table:table-cell table:style-name="Table9.A1" office:value-type="string">
            <text:p text:style-name="Table_20_Contents">Yes, it also performs a graceful shutdown and unmounts file systems.</text:p>
          </table:table-cell>
        </table:table-row>
        <table:table-row>
          <table:table-cell table:style-name="Table9.A1" office:value-type="string">
            <text:p text:style-name="Table_20_Contents"><text:span text:style-name="Strong_20_Emphasis">Warnings to Users</text:span></text:p>
          </table:table-cell>
          <table:table-cell table:style-name="Table9.A1" office:value-type="string">
            <text:p text:style-name="Table_20_Contents">No, it doesn't broadcast a message to logged-in users.</text:p>
          </table:table-cell>
          <table:table-cell table:style-name="Table9.A1" office:value-type="string">
            <text:p text:style-name="Table_20_Contents">Yes, it sends warnings to users, allowing them to prepare for shutdown.</text:p>
          </table:table-cell>
        </table:table-row>
        <table:table-row>
          <table:table-cell table:style-name="Table9.A1" office:value-type="string">
            <text:p text:style-name="Table_20_Contents"><text:span text:style-name="Strong_20_Emphasis">Logging</text:span></text:p>
          </table:table-cell>
          <table:table-cell table:style-name="Table9.A1" office:value-type="string">
            <text:p text:style-name="Table_20_Contents">Typically logs the event based on the runlevel transition.</text:p>
          </table:table-cell>
          <table:table-cell table:style-name="Table9.A1" office:value-type="string">
            <text:p text:style-name="Table_20_Contents">Logs the shutdown event and sends a notification to users.</text:p>
          </table:table-cell>
        </table:table-row>
        <table:table-row>
          <table:table-cell table:style-name="Table9.A1" office:value-type="string">
            <text:p text:style-name="Table_20_Contents"><text:span text:style-name="Strong_20_Emphasis">Use for Scheduled Shutdown</text:span></text:p>
          </table:table-cell>
          <table:table-cell table:style-name="Table9.A1" office:value-type="string">
            <text:p text:style-name="Table_20_Contents">Cannot easily be scheduled.</text:p>
          </table:table-cell>
          <table:table-cell table:style-name="Table9.A1" office:value-type="string">
            <text:p text:style-name="Table_20_Contents">Can be scheduled with a delay (e.g., <text:span text:style-name="Source_20_Text">shutdown -h +10</text:span>).</text:p>
          </table:table-cell>
        </table:table-row>
        <table:table-row>
          <table:table-cell table:style-name="Table9.A1" office:value-type="string">
            <text:p text:style-name="Table_20_Contents"><text:span text:style-name="Strong_20_Emphasis">System Integrity</text:span></text:p>
          </table:table-cell>
          <table:table-cell table:style-name="Table9.A1" office:value-type="string">
            <text:p text:style-name="Table_20_Contents">Graceful, but may be less controlled than <text:span text:style-name="Source_20_Text">shutdown</text:span>.</text:p>
          </table:table-cell>
          <table:table-cell table:style-name="Table9.A1" office:value-type="string">
            <text:p text:style-name="Table_20_Contents">More controlled with additional safeguards, including syncing data.</text:p>
          </table:table-cell>
        </table:table-row>
        <table:table-row>
          <table:table-cell table:style-name="Table9.A1" office:value-type="string">
            <text:p text:style-name="Table_20_Contents"><text:span text:style-name="Strong_20_Emphasis">Safety</text:span></text:p>
          </table:table-cell>
          <table:table-cell table:style-name="Table9.A1" office:value-type="string">
            <text:p text:style-name="Table_20_Contents">Safer than <text:span text:style-name="Source_20_Text">halt</text:span>, but not as robust as <text:span text:style-name="Source_20_Text">shutdown</text:span>.</text:p>
          </table:table-cell>
          <table:table-cell table:style-name="Table9.A1" office:value-type="string">
            <text:p text:style-name="Table_20_Contents">Safer because it ensures proper unmounting and data syncing.</text:p>
          </table:table-cell>
        </table:table-row>
      </table:table>
      <text:p text:style-name="P26"/>
      <text:p text:style-name="P30"><text:span text:style-name="Source_20_Text"><text:span text:style-name="T7">shut</text:span></text:span><text:span text:style-name="Source_20_Text"><text:span text:style-name="T8">down-h</text:span></text:span><text:span text:style-name="T7"> is </text:span><text:span text:style-name="T8">safer</text:span><text:span text:style-name="T7"> because it is more robust in ensuring a graceful and clean shutdown of the system, including data syncing, user notifications, and process termination.</text:span></text:p>
      <text:p text:style-name="P30"><text:span text:style-name="Source_20_Text"><text:span text:style-name="T8">Init0</text:span></text:span> is a lower-level command for halting the system, but it lacks some of the safeguards (like user notifications and logging) that <text:span text:style-name="T23">shutdown -h</text:span> provides.</text:p>
      <text:p text:style-name="P71">Thus,<text:span text:style-name="T27"> </text:span><text:span text:style-name="Source_20_Text"><text:span text:style-name="T8">s</text:span></text:span><text:span text:style-name="Source_20_Text">h</text:span><text:span text:style-name="Source_20_Text"><text:span text:style-name="T26">u</text:span></text:span><text:span text:style-name="Source_20_Text"><text:span text:style-name="T26">t</text:span></text:span><text:span text:style-name="Source_20_Text">dow</text:span><text:span text:style-name="Source_20_Text"><text:span text:style-name="T25">n -h</text:span></text:span><text:span text:style-name="T27"> </text:span>is the recommended command for safely shutting down a Linux system.</text:p>
      <text:p text:style-name="P16">10. A system administrator accidentally powers off a Server machine without shutting it down properly. What problems can occur to the said Server?</text:p>
      <text:p text:style-name="P22"><text:span text:style-name="T7">Ans: </text:span>When a system administrator accidentally powers off a server without shutting it down properly, several <text:span text:style-name="T21">issues c</text:span>an arise that may impact both <text:span text:style-name="T21">system intigrity</text:span><text:span text:style-name="Strong_20_Emphasis"><text:span text:style-name="T21"> </text:span></text:span>and <text:span text:style-name="T22">data consistency</text:span>. The problems that can occur range from<text:span text:style-name="T11"> </text:span><text:span text:style-name="T14">minor </text:span><text:span text:style-name="T14">gliches </text:span>to <text:span text:style-name="T22">serious system and data corruption.</text:span> Here’s a detailed breakdown of the potential consequences:</text:p>
      <text:p text:style-name="P27">1. file system corruption</text:p>
      <text:p text:style-name="P27">2. data loss</text:p>
      <text:p text:style-name="P28">3. database corruption</text:p>
      <text:p text:style-name="P27">4. damage to system integrity</text:p>
      <text:p text:style-name="P27">5. inconsistent system state</text:p>
      <text:p text:style-name="P27">6. impact on virtual machines(VMs)</text:p>
      <text:p text:style-name="P27">7. loss of memory(RAM)</text:p>
      <text:p text:style-name="P27">8. hardware damage</text:p>
      <text:p text:style-name="P27">9. increased risk of boot failures</text:p>
      <text:p text:style-name="P27">10. impact of network configuratio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20:20:42.212684184</meta:creation-date>
    <dc:date>2025-09-22T23:37:32.848208482</dc:date>
    <meta:editing-duration>PT5M28S</meta:editing-duration>
    <meta:editing-cycles>1</meta:editing-cycles>
    <meta:document-statistic meta:table-count="9" meta:image-count="0" meta:object-count="0" meta:page-count="7" meta:paragraph-count="227" meta:word-count="2067" meta:character-count="13401" meta:non-whitespace-character-count="11346"/>
    <meta:generator>LibreOffice/24.2.7.2$Linux_X86_64 LibreOffice_project/420$Build-2</meta:generator>
  </office:meta>
</office:document-meta>
</file>